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d452" officeooo:paragraph-rsid="00250a58"/>
    </style:style>
    <style:style style:name="P3" style:family="paragraph" style:parent-style-name="Text_20_body">
      <style:text-properties officeooo:rsid="00443410" officeooo:paragraph-rsid="00443410"/>
    </style:style>
    <style:style style:name="P4" style:family="paragraph" style:parent-style-name="Text_20_body">
      <style:text-properties officeooo:rsid="001f77b6" officeooo:paragraph-rsid="004434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443410" style:font-weight-asian="normal" style:font-weight-complex="normal"/>
    </style:style>
    <style:style style:name="T5" style:family="text">
      <style:text-properties officeooo:rsid="003d9a8f"/>
    </style:style>
    <style:style style:name="T6" style:family="text">
      <style:text-properties officeooo:rsid="00443410"/>
    </style:style>
    <style:style style:name="T7" style:family="text">
      <style:text-properties officeooo:rsid="0044601e"/>
    </style:style>
    <style:style style:name="T8" style:family="text">
      <style:text-properties officeooo:rsid="0044717d"/>
    </style:style>
    <style:style style:name="T9" style:family="text">
      <style:text-properties officeooo:rsid="00457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4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1</text:span><text:line-break/><text:span text:style-name="T1">Datum:</text:span> 2013-<text:span text:style-name="T6">01</text:span>-<text:span text:style-name="T6">27</text:span><text:line-break/><text:span text:style-name="T1">Utvecklingsmiljö:</text:span> <text:span text:style-name="T3">Arch Linux x64, QT Creator IDE 3.0.0</text:span>, <text:span text:style-name="T7">QMake 2.01a , </text:span>G<text:span text:style-name="T3">CC</text:span> 4.8.2<text:line-break/></text:p>
      <text:h text:style-name="Heading_20_1" text:outline-level="1">Filer</text:h>
      <text:p text:style-name="P2"><text:span text:style-name="T5">lab1_upg1.cpp</text:span></text:p>
      <text:p text:style-name="P1"/>
      <text:h text:style-name="Heading_20_1" text:outline-level="1">Slutsatser och kommentarer</text:h>
      <text:p text:style-name="P3">Trots att jag sysslat lite med pekare innan så är det fortfarande en ganska stor <text:span text:style-name="T8">pollett</text:span> som ska ned i ett litet hål. Fick fundera lite över konstruktionen av fo<text:span text:style-name="T9">r</text:span>-looparna samt startvärden för att söka efter min och max-värde i arrayen. Jag fick en del märkliga resultat till en början, men det löste sig när jag satte på mig tänkarhat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4-01-27T13:17:32.408035250</dc:date>
    <dc:creator>Thomas Nordenmark</dc:creator>
    <meta:editing-duration>PT1H10M21S</meta:editing-duration>
    <meta:editing-cycles>48</meta:editing-cycles>
    <meta:generator>LibreOffice/4.1.4.2$Linux_X86_64 LibreOffice_project/410m0$Build-2</meta:generator>
    <meta:document-statistic meta:table-count="0" meta:image-count="0" meta:object-count="0" meta:page-count="1" meta:paragraph-count="6" meta:word-count="89" meta:character-count="548" meta:non-whitespace-character-count="464"/>
  </office:meta>
</office:document-meta>
</file>